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9c6c37"/>
    </style:style>
    <style:style style:name="P2" style:family="paragraph" style:parent-style-name="List_20_Paragraph" style:list-style-name="L1">
      <style:paragraph-properties fo:text-align="justify" style:justify-single-word="false"/>
      <style:text-properties officeooo:paragraph-rsid="08b46264"/>
    </style:style>
    <style:style style:name="P3" style:family="paragraph" style:parent-style-name="List_20_Paragraph" style:list-style-name="L1">
      <style:paragraph-properties fo:text-align="justify" style:justify-single-word="false"/>
      <style:text-properties officeooo:paragraph-rsid="08b4c4bc"/>
    </style:style>
    <style:style style:name="P4" style:family="paragraph" style:parent-style-name="List_20_Paragraph" style:list-style-name="L1">
      <style:paragraph-properties fo:text-align="justify" style:justify-single-word="false"/>
      <style:text-properties officeooo:paragraph-rsid="08b0e63c"/>
    </style:style>
    <style:style style:name="P5" style:family="paragraph" style:parent-style-name="List_20_Paragraph" style:list-style-name="L1">
      <style:paragraph-properties fo:text-align="justify" style:justify-single-word="false"/>
      <style:text-properties officeooo:paragraph-rsid="0845a816"/>
    </style:style>
    <style:style style:name="P6" style:family="paragraph" style:parent-style-name="List_20_Paragraph" style:list-style-name="L1">
      <style:paragraph-properties fo:text-align="justify" style:justify-single-word="false"/>
      <style:text-properties officeooo:paragraph-rsid="084e366b"/>
    </style:style>
    <style:style style:name="P7" style:family="paragraph" style:parent-style-name="List_20_Paragraph" style:list-style-name="L1">
      <style:paragraph-properties fo:text-align="justify" style:justify-single-word="false"/>
      <style:text-properties officeooo:paragraph-rsid="084fd0d9"/>
    </style:style>
    <style:style style:name="P8" style:family="paragraph" style:parent-style-name="List_20_Paragraph" style:list-style-name="L1">
      <style:paragraph-properties fo:text-align="justify" style:justify-single-word="false"/>
      <style:text-properties officeooo:paragraph-rsid="0851c67f"/>
    </style:style>
    <style:style style:name="P9" style:family="paragraph" style:parent-style-name="List_20_Paragraph" style:list-style-name="L1">
      <style:paragraph-properties fo:text-align="justify" style:justify-single-word="false"/>
      <style:text-properties officeooo:paragraph-rsid="088aec8e"/>
    </style:style>
    <style:style style:name="P10" style:family="paragraph" style:parent-style-name="List_20_Paragraph" style:list-style-name="L1">
      <style:paragraph-properties fo:text-align="justify" style:justify-single-word="false"/>
      <style:text-properties officeooo:paragraph-rsid="088e52e2"/>
    </style:style>
    <style:style style:name="P11" style:family="paragraph" style:parent-style-name="List_20_Paragraph" style:list-style-name="L1">
      <style:paragraph-properties fo:text-align="justify" style:justify-single-word="false"/>
      <style:text-properties officeooo:paragraph-rsid="086a2e0c"/>
    </style:style>
    <style:style style:name="P12" style:family="paragraph" style:parent-style-name="List_20_Paragraph" style:list-style-name="L1">
      <style:paragraph-properties fo:text-align="justify" style:justify-single-word="false"/>
      <style:text-properties officeooo:paragraph-rsid="086fc8f9"/>
    </style:style>
    <style:style style:name="P13" style:family="paragraph" style:parent-style-name="List_20_Paragraph" style:list-style-name="L1">
      <style:paragraph-properties fo:text-align="justify" style:justify-single-word="false"/>
      <style:text-properties officeooo:paragraph-rsid="08701a09"/>
    </style:style>
    <style:style style:name="P14" style:family="paragraph" style:parent-style-name="List_20_Paragraph" style:list-style-name="L1">
      <style:paragraph-properties fo:text-align="justify" style:justify-single-word="false"/>
      <style:text-properties officeooo:paragraph-rsid="086d0d21"/>
    </style:style>
    <style:style style:name="P15" style:family="paragraph" style:parent-style-name="List_20_Paragraph" style:list-style-name="L1">
      <style:paragraph-properties fo:text-align="justify" style:justify-single-word="false"/>
      <style:text-properties officeooo:paragraph-rsid="08584b3d"/>
    </style:style>
    <style:style style:name="P16" style:family="paragraph" style:parent-style-name="List_20_Paragraph" style:list-style-name="L1">
      <style:paragraph-properties fo:text-align="justify" style:justify-single-word="false"/>
      <style:text-properties officeooo:paragraph-rsid="087371b6"/>
    </style:style>
    <style:style style:name="P17" style:family="paragraph" style:parent-style-name="List_20_Paragraph" style:list-style-name="L1">
      <style:paragraph-properties fo:text-align="justify" style:justify-single-word="false"/>
      <style:text-properties officeooo:paragraph-rsid="089147ca"/>
    </style:style>
    <style:style style:name="P18" style:family="paragraph" style:parent-style-name="List_20_Paragraph" style:list-style-name="L1">
      <style:paragraph-properties fo:text-align="justify" style:justify-single-word="false"/>
      <style:text-properties officeooo:paragraph-rsid="088f533c"/>
    </style:style>
    <style:style style:name="P19" style:family="paragraph" style:parent-style-name="List_20_Paragraph" style:list-style-name="L1">
      <style:paragraph-properties fo:text-align="justify" style:justify-single-word="false"/>
      <style:text-properties officeooo:paragraph-rsid="0896e578"/>
    </style:style>
    <style:style style:name="P20" style:family="paragraph" style:parent-style-name="List_20_Paragraph" style:list-style-name="L1">
      <style:paragraph-properties fo:text-align="justify" style:justify-single-word="false"/>
      <style:text-properties officeooo:paragraph-rsid="08247261"/>
    </style:style>
    <style:style style:name="P21" style:family="paragraph" style:parent-style-name="List_20_Paragraph" style:list-style-name="L1">
      <style:paragraph-properties fo:text-align="justify" style:justify-single-word="false"/>
      <style:text-properties officeooo:paragraph-rsid="082687b2"/>
    </style:style>
    <style:style style:name="P22" style:family="paragraph" style:parent-style-name="List_20_Paragraph" style:list-style-name="L1">
      <style:paragraph-properties fo:text-align="justify" style:justify-single-word="false"/>
      <style:text-properties officeooo:paragraph-rsid="0827209e"/>
    </style:style>
    <style:style style:name="P23" style:family="paragraph" style:parent-style-name="List_20_Paragraph" style:list-style-name="L1">
      <style:paragraph-properties fo:text-align="justify" style:justify-single-word="false"/>
      <style:text-properties officeooo:paragraph-rsid="089af30b"/>
    </style:style>
    <style:style style:name="P24" style:family="paragraph" style:parent-style-name="List_20_Paragraph" style:list-style-name="L1">
      <style:paragraph-properties fo:text-align="justify" style:justify-single-word="false"/>
      <style:text-properties officeooo:paragraph-rsid="08abd00e"/>
    </style:style>
    <style:style style:name="P25" style:family="paragraph" style:parent-style-name="List_20_Paragraph" style:list-style-name="L1">
      <style:paragraph-properties fo:text-align="justify" style:justify-single-word="false"/>
      <style:text-properties officeooo:paragraph-rsid="08ad6282"/>
    </style:style>
    <style:style style:name="P26" style:family="paragraph" style:parent-style-name="List_20_Paragraph" style:list-style-name="L1">
      <style:paragraph-properties fo:text-align="justify" style:justify-single-word="false"/>
      <style:text-properties officeooo:paragraph-rsid="08a80d66"/>
    </style:style>
    <style:style style:name="P27" style:family="paragraph" style:parent-style-name="List_20_Paragraph" style:list-style-name="L1">
      <style:paragraph-properties fo:text-align="justify" style:justify-single-word="false"/>
      <style:text-properties officeooo:paragraph-rsid="08a96346"/>
    </style:style>
    <style:style style:name="P28" style:family="paragraph" style:parent-style-name="List_20_Paragraph" style:list-style-name="L1">
      <style:paragraph-properties fo:text-align="justify" style:justify-single-word="false"/>
      <style:text-properties officeooo:paragraph-rsid="089f5e6c"/>
    </style:style>
    <style:style style:name="P29" style:family="paragraph" style:parent-style-name="List_20_Paragraph" style:list-style-name="L1">
      <style:paragraph-properties fo:text-align="justify" style:justify-single-word="false"/>
      <style:text-properties officeooo:paragraph-rsid="08c20574"/>
    </style:style>
    <style:style style:name="P30" style:family="paragraph" style:parent-style-name="List_20_Paragraph" style:list-style-name="L1">
      <style:paragraph-properties fo:text-align="justify" style:justify-single-word="false"/>
      <style:text-properties officeooo:paragraph-rsid="08c29d03"/>
    </style:style>
    <style:style style:name="P31" style:family="paragraph" style:parent-style-name="List_20_Paragraph" style:list-style-name="L1">
      <style:paragraph-properties fo:text-align="justify" style:justify-single-word="false"/>
      <style:text-properties style:font-name="DejaVu Sans" fo:font-size="9pt" officeooo:paragraph-rsid="088e52e2" style:font-size-asian="9pt" style:font-size-complex="9pt"/>
    </style:style>
    <style:style style:name="P32" style:family="paragraph" style:parent-style-name="List_20_Paragraph" style:list-style-name="L1">
      <style:paragraph-properties fo:text-align="justify" style:justify-single-word="false"/>
      <style:text-properties style:font-name="DejaVu Sans" fo:font-size="9pt" officeooo:paragraph-rsid="0851c67f" style:font-size-asian="9pt" style:font-size-complex="9pt"/>
    </style:style>
    <style:style style:name="P33" style:family="paragraph" style:parent-style-name="List_20_Paragraph" style:list-style-name="L1">
      <style:paragraph-properties fo:text-align="justify" style:justify-single-word="false"/>
      <style:text-properties style:font-name="DejaVu Sans" fo:font-size="9pt" officeooo:paragraph-rsid="0893d430" style:font-size-asian="9pt" style:font-size-complex="9pt"/>
    </style:style>
    <style:style style:name="P34" style:family="paragraph" style:parent-style-name="List_20_Paragraph" style:list-style-name="L1">
      <style:paragraph-properties fo:text-align="justify" style:justify-single-word="false"/>
      <style:text-properties style:font-name="DejaVu Sans" fo:font-size="9pt" officeooo:paragraph-rsid="086557e9" style:font-size-asian="9pt" style:font-size-complex="9pt"/>
    </style:style>
    <style:style style:name="P35" style:family="paragraph" style:parent-style-name="List_20_Paragraph" style:list-style-name="L1">
      <style:paragraph-properties fo:text-align="justify" style:justify-single-word="false"/>
      <style:text-properties style:font-name="DejaVu Sans" fo:font-size="9pt" officeooo:paragraph-rsid="086601ab" style:font-size-asian="9pt" style:font-size-complex="9pt"/>
    </style:style>
    <style:style style:name="P36" style:family="paragraph" style:parent-style-name="List_20_Paragraph" style:list-style-name="L1">
      <style:paragraph-properties fo:text-align="justify" style:justify-single-word="false"/>
      <style:text-properties style:font-name="DejaVu Sans" fo:font-size="9pt" officeooo:paragraph-rsid="0868caaf" style:font-size-asian="9pt" style:font-size-complex="9pt"/>
    </style:style>
    <style:style style:name="P37" style:family="paragraph" style:parent-style-name="List_20_Paragraph" style:list-style-name="L1">
      <style:paragraph-properties fo:text-align="justify" style:justify-single-word="false"/>
      <style:text-properties style:font-name="DejaVu Sans" fo:font-size="9pt" officeooo:paragraph-rsid="086a2e0c" style:font-size-asian="9pt" style:font-size-complex="9pt"/>
    </style:style>
    <style:style style:name="P38" style:family="paragraph" style:parent-style-name="List_20_Paragraph" style:list-style-name="L1">
      <style:paragraph-properties fo:text-align="justify" style:justify-single-word="false"/>
      <style:text-properties style:font-name="DejaVu Sans" fo:font-size="9pt" officeooo:paragraph-rsid="085b66d0" style:font-size-asian="9pt" style:font-size-complex="9pt"/>
    </style:style>
    <style:style style:name="T1" style:family="text">
      <style:text-properties fo:font-variant="normal" fo:text-transform="none" fo:color="#000000" style:text-line-through-style="none" style:text-line-through-type="none" fo:font-style="normal" style:text-underline-style="none" fo:font-weight="normal" officeooo:rsid="081eeec7"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tyle="normal" style:text-underline-style="none" fo:font-weight="normal" officeooo:rsid="085f01d1"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tyle="normal" style:text-underline-style="none" fo:font-weight="normal" officeooo:rsid="0866e530"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officeooo:rsid="081eee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officeooo:rsid="0850dc6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officeooo:rsid="083f227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officeooo:rsid="08c29d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45f7f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849b8c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83557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normal" officeooo:rsid="083f227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normal" officeooo:rsid="084116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normal" officeooo:rsid="0838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normal" officeooo:rsid="083e89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normal" officeooo:rsid="086150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fo:font-weight="normal" officeooo:rsid="0862ce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fo:font-weight="normal" officeooo:rsid="086ed6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DejaVu Sans" fo:font-size="9pt" fo:font-style="normal" style:text-underline-style="none" fo:font-weight="normal" officeooo:rsid="086edbc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DejaVu Sans" fo:font-size="9pt" fo:font-style="normal" style:text-underline-style="none" fo:font-weight="normal" officeooo:rsid="086fc8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DejaVu Sans" fo:font-size="9pt" fo:font-style="normal" style:text-underline-style="none" fo:font-weight="normal" officeooo:rsid="08701a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DejaVu Sans" fo:font-size="9pt" fo:font-style="normal" style:text-underline-style="none" fo:font-weight="normal" officeooo:rsid="087ac11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DejaVu Sans" fo:font-size="9pt" fo:font-style="normal" style:text-underline-style="none" fo:font-weight="normal" officeooo:rsid="087be5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DejaVu Sans" fo:font-size="9pt" fo:font-style="normal" style:text-underline-style="none" fo:font-weight="normal" officeooo:rsid="087cf53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DejaVu Sans" fo:font-size="9pt" fo:font-style="normal" style:text-underline-style="none" fo:font-weight="normal" officeooo:rsid="0882b96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DejaVu Sans" fo:font-size="9pt" fo:font-style="normal" style:text-underline-style="none" fo:font-weight="normal" officeooo:rsid="0889df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DejaVu Sans" fo:font-size="9pt" fo:font-style="normal" style:text-underline-style="none" fo:font-weight="normal" officeooo:rsid="088c7e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DejaVu Sans" fo:font-size="9pt" fo:font-style="normal" style:text-underline-style="none" fo:font-weight="normal" officeooo:rsid="088e52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DejaVu Sans" fo:font-size="9pt" fo:font-style="normal" style:text-underline-style="none" fo:font-weight="normal" officeooo:rsid="089f5e6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DejaVu Sans" fo:font-size="9pt" fo:font-style="normal" style:text-underline-style="none" fo:font-weight="normal" officeooo:rsid="08a625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DejaVu Sans" fo:font-size="9pt" fo:font-style="normal" style:text-underline-style="none" fo:font-weight="normal" officeooo:rsid="08b0e6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DejaVu Sans" fo:font-size="9pt" fo:font-style="normal" style:text-underline-style="none" fo:font-weight="normal" officeooo:rsid="08b548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DejaVu Sans" fo:font-size="9pt" fo:font-style="normal" style:text-underline-style="none" fo:font-weight="normal" officeooo:rsid="08b6da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DejaVu Sans" fo:font-size="9pt" fo:font-style="normal" style:text-underline-style="none" fo:font-weight="normal" officeooo:rsid="08b95b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DejaVu Sans" fo:font-size="9pt" fo:font-style="normal" style:text-underline-style="none" fo:font-weight="normal" officeooo:rsid="0892e9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DejaVu Sans" fo:font-size="9pt" fo:font-style="normal" style:text-underline-style="none" fo:font-weight="normal" officeooo:rsid="08bb97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DejaVu Sans" fo:font-size="9pt" fo:font-style="normal" style:text-underline-style="none" fo:font-weight="normal" officeooo:rsid="08bfa9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DejaVu Sans" fo:font-size="9pt" fo:font-style="normal" style:text-underline-style="none" fo:font-weight="normal" officeooo:rsid="08c19c3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DejaVu Sans" fo:font-size="9pt" fo:font-style="normal" style:text-underline-style="none" fo:font-weight="normal" officeooo:rsid="08c205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DejaVu Sans" fo:font-size="9pt" fo:font-style="normal" style:text-underline-style="none" fo:font-weight="normal" officeooo:rsid="08c29d0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DejaVu Sans" fo:font-size="9pt" fo:font-style="normal" style:text-underline-style="none" fo:font-weight="bold"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DejaVu Sans" fo:font-size="9pt" fo:font-style="normal" style:text-underline-style="none" fo:font-weight="bold" officeooo:rsid="08b0e6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DejaVu Sans" fo:font-size="9pt" fo:font-style="normal" style:text-underline-style="none" fo:font-weight="bold" officeooo:rsid="0835570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DejaVu Sans" fo:font-size="9pt" fo:font-style="normal" style:text-underline-style="none" fo:font-weight="bold" officeooo:rsid="081eeec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DejaVu Sans" fo:font-size="9pt" fo:font-style="normal" style:text-underline-style="none" fo:font-weight="bold" officeooo:rsid="08381eb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DejaVu Sans" fo:font-size="9pt" fo:font-style="normal" style:text-underline-style="none" fo:font-weight="bold" officeooo:rsid="089147c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DejaVu Sans" fo:font-size="9pt" fo:font-style="normal" style:text-underline-style="none" fo:font-weight="bold" officeooo:rsid="089af3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8" style:family="text">
      <style:text-properties fo:font-variant="normal" fo:text-transform="none" fo:color="#000000" style:text-line-through-style="none" style:text-line-through-type="none" style:font-name="DejaVu Sans" fo:font-size="9pt" fo:font-style="normal" style:text-underline-style="none" fo:font-weight="bold" officeooo:rsid="089f5e6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9" style:family="text">
      <style:text-properties fo:font-variant="normal" fo:text-transform="none" fo:color="#000000" style:text-line-through-style="none" style:text-line-through-type="none" style:font-name="DejaVu Sans" fo:font-size="9pt" fo:font-style="normal" style:text-underline-style="none" fo:font-weight="bold" officeooo:rsid="08a625c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000000" style:text-line-through-style="none" style:text-line-through-type="none" style:font-name="DejaVu Sans" fo:font-size="9pt" fo:font-style="normal" style:text-underline-style="none" fo:font-weight="bold" officeooo:rsid="08c19c3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style:text-line-through-style="none" style:text-line-through-type="none" style:font-name="DejaVu Sans" fo:font-size="9pt" fo:font-style="normal" style:text-underline-style="none" fo:font-weight="normal" officeooo:rsid="08b95b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style:text-line-through-style="none" style:text-line-through-type="none" style:font-name="DejaVu Sans" fo:font-size="9pt" fo:font-style="normal" style:text-underline-style="none" fo:font-weight="normal" officeooo:rsid="0892e9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ff0000"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ff0000" style:text-line-through-style="none" style:text-line-through-type="none" style:font-name="DejaVu Sans" fo:font-size="9pt" fo:font-style="normal" style:text-underline-style="none" fo:font-weight="normal" officeooo:rsid="084116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ff0000" style:text-line-through-style="none" style:text-line-through-type="none" style:font-name="DejaVu Sans" fo:font-size="9pt" fo:font-style="normal" style:text-underline-style="none" fo:font-weight="normal" officeooo:rsid="083f521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ff0000" style:text-line-through-style="none" style:text-line-through-type="none" style:font-name="DejaVu Sans" fo:font-size="9pt" fo:font-style="normal" style:text-underline-style="none" fo:font-weight="normal" officeooo:rsid="083f227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ff0000" style:text-line-through-style="none" style:text-line-through-type="none" style:font-name="DejaVu Sans" fo:font-size="9pt" fo:font-style="normal" style:text-underline-style="none" fo:font-weight="normal" officeooo:rsid="0892e9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ff0000" style:text-line-through-style="none" style:text-line-through-type="none" style:font-name="DejaVu Sans" fo:font-size="9pt" fo:font-style="normal" style:text-underline-style="none" fo:font-weight="normal" officeooo:rsid="08ad62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ff0000" style:text-line-through-style="none" style:text-line-through-type="none" style:font-name="DejaVu Sans" fo:font-size="9pt" fo:font-style="normal" style:text-underline-style="none" fo:font-weight="normal" officeooo:rsid="08b95b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ff0000" style:text-line-through-style="none" style:text-line-through-type="none" style:font-name="DejaVu Sans" fo:font-size="9pt" fo:font-style="normal" style:text-underline-style="none" fo:font-weight="bold" officeooo:rsid="08abd00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2" style:family="text">
      <style:text-properties officeooo:rsid="084819ac"/>
    </style:style>
    <style:style style:name="T63" style:family="text">
      <style:text-properties style:font-name="DejaVu Sans" fo:font-size="9pt" style:font-size-asian="9pt" style:font-size-complex="9pt"/>
    </style:style>
    <style:style style:name="T64" style:family="text">
      <style:text-properties style:font-name="DejaVu Sans" fo:font-size="9pt" fo:font-weight="bold" style:font-size-asian="9pt" style:font-weight-asian="bold" style:font-size-complex="9pt" style:font-weight-complex="bold"/>
    </style:style>
    <style:style style:name="T65" style:family="text">
      <style:text-properties fo:color="#ff0000" style:font-name="DejaVu Sans" fo:font-size="9pt" fo:font-weight="bold" style:font-size-asian="9pt" style:font-weight-asian="bold" style:font-size-complex="9pt" style:font-weight-complex="bold"/>
    </style:style>
    <style:style style:name="T66" style:family="text">
      <style:text-properties officeooo:rsid="0863c87e"/>
    </style:style>
    <style:style style:name="T67" style:family="text">
      <style:text-properties officeooo:rsid="0867decf"/>
    </style:style>
    <style:style style:name="T68" style:family="text">
      <style:text-properties fo:color="#000000"/>
    </style:style>
    <style:style style:name="T69" style:family="text">
      <style:text-properties fo:color="#000000" officeooo:rsid="0893d430"/>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74480729779634947" text:style-name="L1">
        <text:list-item>
          <text:p text:style-name="P1"><text:span text:style-name="Strong_20_Emphasis"><text:span text:style-name="T8">Apache Cassandra is one of the most popular N</text:span></text:span><text:span text:style-name="Strong_20_Emphasis"><text:span text:style-name="T34">o</text:span></text:span><text:span text:style-name="Strong_20_Emphasis"><text:span text:style-name="T8">SQL, </text:span></text:span><text:span text:style-name="Strong_20_Emphasis"><text:span text:style-name="T35">column-</text:span></text:span><text:span text:style-name="Strong_20_Emphasis"><text:span text:style-name="T36">family</text:span></text:span><text:span text:style-name="Strong_20_Emphasis"><text:span text:style-name="T35"> database </text:span></text:span><text:span text:style-name="Strong_20_Emphasis"><text:span text:style-name="T37">(and not column-oriented database)</text:span></text:span><text:span text:style-name="Strong_20_Emphasis"><text:span text:style-name="T8">, open source which provides you high availability with no single point of failure. The archichecture is purely based on the cap theorem, which is availability , and partition tolerance, and interestingly eventual consistently.</text:span></text:span></text:p>
        </text:list-item>
        <text:list-item>
          <text:p text:style-name="P30"><text:span text:style-name="Strong_20_Emphasis"><text:span text:style-name="T50">Difference between column-family and column-oriented database:</text:span></text:span><text:span text:style-name="Strong_20_Emphasis"><text:span text:style-name="T38"> </text:span></text:span><text:span text:style-name="Strong_20_Emphasis"><text:span text:style-name="T40">see the answer with “If you take a look at the </text:span></text:span><text:span text:style-name="Strong_20_Emphasis"><text:span text:style-name="T7">Readme</text:span></text:span><text:span text:style-name="Strong_20_Emphasis"><text:span text:style-name="T40"> file at </text:span></text:span><text:a xlink:type="simple" xlink:href="https://github.com/apache/cassandra" text:style-name="Internet_20_link" text:visited-style-name="Visited_20_Internet_20_Link"><text:span text:style-name="Strong_20_Emphasis">Apache Cassandra git repo</text:span></text:a><text:span text:style-name="Strong_20_Emphasis"><text:span text:style-name="T40">, it says that...” on the following page:</text:span></text:span></text:p>
          <text:p text:style-name="P29"><text:a xlink:type="simple" xlink:href="https://stackoverflow.com/questions/13010225/why-many-refer-to-cassandra-as-a-column-oriented-database/38793843" text:style-name="Internet_20_link" text:visited-style-name="Visited_20_Internet_20_Link"><text:span text:style-name="Strong_20_Emphasis"><text:span text:style-name="T39">https://stackoverflow.com/questions/13010225/why-many-refer-to-cassandra-as-a-column-oriented-database/38793843</text:span></text:span></text:a></text:p>
        </text:list-item>
        <text:list-item>
          <text:p text:style-name="P2"><text:span text:style-name="Strong_20_Emphasis"><text:span text:style-name="T31">Important technologies used with Cassandra:</text:span></text:span></text:p>
          <text:list>
            <text:list-item>
              <text:p text:style-name="P3"><text:span text:style-name="Strong_20_Emphasis"><text:span text:style-name="T42">Solr</text:span></text:span><text:span text:style-name="Strong_20_Emphasis"><text:span text:style-name="T31"> (pronounced "solar") is an </text:span></text:span><text:a xlink:type="simple" xlink:href="https://en.wikipedia.org/wiki/Open_source" text:style-name="Internet_20_link" text:visited-style-name="Visited_20_Internet_20_Link"><text:span text:style-name="Strong_20_Emphasis">open source</text:span></text:a><text:span text:style-name="Strong_20_Emphasis"><text:span text:style-name="T31"> </text:span></text:span><text:a xlink:type="simple" xlink:href="https://en.wikipedia.org/wiki/Enterprise_search" text:style-name="Internet_20_link" text:visited-style-name="Visited_20_Internet_20_Link"><text:span text:style-name="Strong_20_Emphasis">enterprise search</text:span></text:a><text:span text:style-name="Strong_20_Emphasis"><text:span text:style-name="T31"> platform, written in </text:span></text:span><text:a xlink:type="simple" xlink:href="https://en.wikipedia.org/wiki/Java_(programming_language)" text:style-name="Internet_20_link" text:visited-style-name="Visited_20_Internet_20_Link"><text:span text:style-name="Strong_20_Emphasis">Java</text:span></text:a><text:span text:style-name="Strong_20_Emphasis"><text:span text:style-name="T31">, from the </text:span></text:span><text:span text:style-name="Strong_20_Emphasis"><text:span text:style-name="T42">Apache </text:span></text:span><text:a xlink:type="simple" xlink:href="https://en.wikipedia.org/wiki/Lucene" text:style-name="Internet_20_link" text:visited-style-name="Visited_20_Internet_20_Link"><text:span text:style-name="Strong_20_Emphasis">Lucene</text:span></text:a><text:span text:style-name="Strong_20_Emphasis"><text:span text:style-name="T31"> project. Its major features include </text:span></text:span><text:a xlink:type="simple" xlink:href="https://en.wikipedia.org/wiki/Full_text_search" text:style-name="Internet_20_link" text:visited-style-name="Visited_20_Internet_20_Link"><text:span text:style-name="Strong_20_Emphasis">full-text search</text:span></text:a><text:span text:style-name="Strong_20_Emphasis"><text:span text:style-name="T31">, hit highlighting, </text:span></text:span><text:a xlink:type="simple" xlink:href="https://en.wikipedia.org/wiki/Faceted_search" text:style-name="Internet_20_link" text:visited-style-name="Visited_20_Internet_20_Link"><text:span text:style-name="Strong_20_Emphasis">faceted search</text:span></text:a><text:span text:style-name="Strong_20_Emphasis"><text:span text:style-name="T31">, real-time indexing, dynamic clustering, database integration, </text:span></text:span><text:a xlink:type="simple" xlink:href="https://en.wikipedia.org/wiki/NoSQL" text:style-name="Internet_20_link" text:visited-style-name="Visited_20_Internet_20_Link"><text:span text:style-name="Strong_20_Emphasis">NoSQL</text:span></text:a><text:span text:style-name="Strong_20_Emphasis"><text:span text:style-name="T31"> features</text:span></text:span><text:bookmark text:name="cite_ref-1"/><text:a xlink:type="simple" xlink:href="https://en.wikipedia.org/wiki/Apache_Solr#cite_note-1" text:style-name="Internet_20_link" text:visited-style-name="Visited_20_Internet_20_Link"><text:span text:style-name="Strong_20_Emphasis">[1]</text:span></text:a><text:span text:style-name="Strong_20_Emphasis"><text:span text:style-name="T31"> and rich document (e.g., Word, PDF) handling. Providing distributed search and index replication, Solr is designed for scalability and </text:span></text:span><text:a xlink:type="simple" xlink:href="https://en.wikipedia.org/wiki/Fault_tolerance" text:style-name="Internet_20_link" text:visited-style-name="Visited_20_Internet_20_Link"><text:span text:style-name="Strong_20_Emphasis">fault tolerance</text:span></text:a><text:span text:style-name="Strong_20_Emphasis"><text:span text:style-name="T31">.</text:span></text:span></text:p>
            </text:list-item>
            <text:list-item>
              <text:p text:style-name="P3"><text:span text:style-name="Strong_20_Emphasis"><text:span text:style-name="T31">Apache Storm is an advanced big data processing engine that processes real-time streaming data at an unprecedented speed, which is way faster than Apache Hadoop. Similar to what Hadoop used to do for batch processing </text:span></text:span><text:span text:style-name="Strong_20_Emphasis"><text:span text:style-name="T32">with Spark</text:span></text:span><text:span text:style-name="Strong_20_Emphasis"><text:span text:style-name="T31">, Apache Storm does for unbounded streams of data in a reliable manner. </text:span></text:span><text:span text:style-name="Strong_20_Emphasis"><text:span text:style-name="T33">Apache Storm is able to process over a million jobs in fraction of a second on a node.</text:span></text:span></text:p>
            </text:list-item>
          </text:list>
        </text:list-item>
        <text:list-item>
          <text:p text:style-name="P4"><text:span text:style-name="Strong_20_Emphasis"><text:span text:style-name="T8">The integration of Cassandra with Kafka and Spark makes it very reliable for real time streaming, storing and querying system.</text:span></text:span></text:p>
        </text:list-item>
        <text:list-item>
          <text:p text:style-name="P8"><text:span text:style-name="Strong_20_Emphasis"><text:span text:style-name="T44">Cassandra is a good choice if:</text:span></text:span></text:p>
          <text:list>
            <text:list-item>
              <text:p text:style-name="P8"><text:span text:style-name="Strong_20_Emphasis"><text:span text:style-name="T8">You don't require the ACID properties from your DB.</text:span></text:span></text:p>
            </text:list-item>
            <text:list-item>
              <text:p text:style-name="P9"><text:span text:style-name="Strong_20_Emphasis"><text:span text:style-name="T8">There </text:span></text:span><text:span text:style-name="Strong_20_Emphasis"><text:span text:style-name="T28">is a requirement of</text:span></text:span><text:span text:style-name="Strong_20_Emphasis"><text:span text:style-name="T8"> massive and huge number of writes on the DB </text:span></text:span><text:span text:style-name="Strong_20_Emphasis"><text:span text:style-name="T16">and </text:span></text:span><text:span text:style-name="Strong_20_Emphasis"><text:span text:style-name="T10">you need fast read</text:span></text:span><text:span text:style-name="Strong_20_Emphasis"><text:span text:style-name="T17">s</text:span></text:span><text:span text:style-name="Strong_20_Emphasis"><text:span text:style-name="T10">,</text:span></text:span></text:p>
            </text:list-item>
            <text:list-item>
              <text:p text:style-name="P10"><text:span text:style-name="Strong_20_Emphasis"><text:span text:style-name="T27">There is a requirement of </text:span></text:span><text:span text:style-name="Strong_20_Emphasis"><text:span text:style-name="T8">continuous availability </text:span></text:span><text:span text:style-name="Strong_20_Emphasis"><text:span text:style-name="T27">and </text:span></text:span><text:span text:style-name="Strong_20_Emphasis"><text:span text:style-name="T8">linear scale performance,</text:span></text:span></text:p>
            </text:list-item>
            <text:list-item>
              <text:p text:style-name="P31">There is a requirement to integrate with Big Data, Hadoop, Hive and Spark.</text:p>
            </text:list-item>
            <text:list-item>
              <text:p text:style-name="P32">There is a need of real time data analytics and report generations.</text:p>
            </text:list-item>
            <text:list-item>
              <text:p text:style-name="P32">There is a requirement of impressive fault tolerant mechanism.</text:p>
            </text:list-item>
            <text:list-item>
              <text:p text:style-name="P33">There is a requirement of homogenous system. <text:span text:style-name="T66">(</text:span>Cassandra addresses the problem of failures by employing a peer-to-peer distributed system across homogeneous nodes where data is distributed among all nodes in the clus<text:span text:style-name="T68">ter </text:span><text:span text:style-name="T69">and each</text:span><text:span text:style-name="Strong_20_Emphasis"><text:span text:style-name="T1"> nodes play an identical role as each node communicates with each other equally</text:span></text:span>.<text:span text:style-name="T66">)</text:span></text:p>
            </text:list-item>
            <text:list-item>
              <text:p text:style-name="P34"><text:span text:style-name="T62">There is a requirement of </text:span>the ability to add more machines as you need additional capacity</text:p>
            </text:list-item>
            <text:list-item>
              <text:p text:style-name="P34">There is a requirement of lots of customisation for tuning.</text:p>
            </text:list-item>
            <text:list-item>
              <text:p text:style-name="P32"><text:span text:style-name="T62">There is a requirement of </text:span>reliable cross-datacenter replication.</text:p>
            </text:list-item>
            <text:list-item>
              <text:p text:style-name="P35"><text:span text:style-name="Strong_20_Emphasis"><text:span text:style-name="T2">Cassandra </text:span></text:span><text:span text:style-name="Strong_20_Emphasis"><text:span text:style-name="T1">can be used in </text:span></text:span><text:span text:style-name="Strong_20_Emphasis"><text:span text:style-name="T3">online real-time transactions</text:span></text:span><text:span text:style-name="Strong_20_Emphasis"><text:span text:style-name="T1"> where you need to ingest large amounts of data and then query the data in real time.</text:span></text:span></text:p>
            </text:list-item>
            <text:list-item>
              <text:p text:style-name="P36">Cassandra <text:span text:style-name="T67">is also doing well in the area of analytics with the use of MapReduce</text:span>.</text:p>
              <text:list>
                <text:list-item>
                  <text:p text:style-name="P37">MapReduce is an algorithm popularized by Google that allows for analytical queries to be run on large data sets across large numbers of servers in parallel.</text:p>
                </text:list-item>
                <text:list-item>
                  <text:p text:style-name="P11"><text:span text:style-name="T64">It's </text:span><text:span text:style-name="T65">not</text:span><text:span text:style-name="T64"> real time</text:span><text:span text:style-name="T63"> - typical jobs can take minutes if not hours - but it's capable of processing gigantic data sets to scour your data for the information you need.</text:span></text:p>
                </text:list-item>
              </text:list>
            </text:list-item>
            <text:list-item>
              <text:p text:style-name="P38">Because Cassandra provides both online and analytical solutions, you can use a single technology to accomplish the majority of your data needs. This is beneficial for both development and operational teams because it reduces the number of systems you need.</text:p>
            </text:list-item>
            <text:list-item>
              <text:p text:style-name="P12"><text:span text:style-name="Strong_20_Emphasis"><text:span text:style-name="T8">Cassandra is the answer to </text:span></text:span><text:span text:style-name="Strong_20_Emphasis"><text:span text:style-name="T20">the following</text:span></text:span><text:span text:style-name="Strong_20_Emphasis"><text:span text:style-name="T8"> particular problem:</text:span></text:span></text:p>
              <text:list>
                <text:list-item>
                  <text:p text:style-name="P12"><text:span text:style-name="Strong_20_Emphasis"><text:span text:style-name="T8">What do you do when you have so much data that it does not fit on one server?</text:span></text:span></text:p>
                </text:list-item>
                <text:list-item>
                  <text:p text:style-name="P12"><text:span text:style-name="Strong_20_Emphasis"><text:span text:style-name="T8">How do you store all your data on many servers and not make your developers insane?</text:span></text:span></text:p>
                </text:list-item>
                <text:list-item>
                  <text:p text:style-name="P13"><text:soft-page-break/><text:span text:style-name="Strong_20_Emphasis"><text:span text:style-name="T8">Facebook gets 4 Terabyte of new compressed data EVERY DAY. And this number most likely will grow more than twice within a year.</text:span></text:span></text:p>
                  <text:p text:style-name="P13"><text:span text:style-name="Strong_20_Emphasis"><text:span text:style-name="T8">However Facebook no longer uses cassandra and now uses MySQL almost exclusively moving the partitioning up in the application stack for faster performance and better control.</text:span></text:span></text:p>
                </text:list-item>
                <text:list-item>
                  <text:p text:style-name="P13"><text:span text:style-name="Strong_20_Emphasis"><text:span text:style-name="T21">Abc</text:span></text:span></text:p>
                </text:list-item>
              </text:list>
            </text:list-item>
            <text:list-item>
              <text:p text:style-name="P14"><text:span text:style-name="Strong_20_Emphasis"><text:span text:style-name="T8">Cassandra </text:span></text:span><text:span text:style-name="Strong_20_Emphasis"><text:span text:style-name="T18">should be</text:span></text:span><text:span text:style-name="Strong_20_Emphasis"><text:span text:style-name="T8"> used when you have outgrown your regular relational database. ie when your data has grown to terabytes and petabytes size and you want fast </text:span></text:span><text:span text:style-name="Strong_20_Emphasis"><text:span text:style-name="T19">reads and writes in</text:span></text:span><text:span text:style-name="Strong_20_Emphasis"><text:span text:style-name="T8"> scalable and fault-tolerant </text:span></text:span><text:span text:style-name="Strong_20_Emphasis"><text:span text:style-name="T19">manner</text:span></text:span><text:span text:style-name="Strong_20_Emphasis"><text:span text:style-name="T8">. </text:span></text:span><text:span text:style-name="Strong_20_Emphasis"><text:span text:style-name="T19">Means its better to start with RDBMS and when your data grows much and you have idea of types of queries being executed on the database, then you should decide that which database is suitable for you.</text:span></text:span></text:p>
            </text:list-item>
          </text:list>
        </text:list-item>
        <text:list-item>
          <text:p text:style-name="P15"><text:span text:style-name="Strong_20_Emphasis"><text:span text:style-name="T43">Don’t use cassandra:</text:span></text:span></text:p>
          <text:list>
            <text:list-item>
              <text:p text:style-name="P8"><text:span text:style-name="Strong_20_Emphasis"><text:span text:style-name="T11">if your not storing volumes of data across racks of clusters,</text:span></text:span></text:p>
            </text:list-item>
            <text:list-item>
              <text:p text:style-name="P8"><text:span text:style-name="Strong_20_Emphasis"><text:span text:style-name="T11">if you are not storing Time series data,</text:span></text:span></text:p>
            </text:list-item>
            <text:list-item>
              <text:p text:style-name="P8"><text:span text:style-name="Strong_20_Emphasis"><text:span text:style-name="T11">if you not patitioning your servers,</text:span></text:span></text:p>
            </text:list-item>
            <text:list-item>
              <text:p text:style-name="P16"><text:span text:style-name="Strong_20_Emphasis"><text:span text:style-name="T11">If you have a strong requirement for ACID properties,</text:span></text:span></text:p>
            </text:list-item>
            <text:list-item>
              <text:p text:style-name="P17"><text:span text:style-name="Strong_20_Emphasis"><text:span text:style-name="T46">If you don’t have the clear idea about the type of query which you need to run on your data.</text:span></text:span></text:p>
              <text:p text:style-name="P17"><text:span text:style-name="Strong_20_Emphasis"><text:s text:c="8"/></text:span><text:span text:style-name="Strong_20_Emphasis"><text:span text:style-name="T8">Cassandra is a column oriented database that is incredibly powerful when the database is designed in a way that allows the queries to be executed. One of the drawbacks is that the way the data will be queried is important to know when designing the database because an improperly designed database will not have the high performance. However, Cassandra is the fastest database in relation to writes to the database because of the high level of attention that is spent with respect to how the data is stored on disk when the database has been properly designed.</text:span></text:span></text:p>
            </text:list-item>
            <text:list-item>
              <text:p text:style-name="P17"><text:span text:style-name="Strong_20_Emphasis"><text:span text:style-name="T56">i</text:span></text:span><text:span text:style-name="Strong_20_Emphasis"><text:span text:style-name="T57">f you want to use aggregate function like sum, min, max, etcetera and complex queries</text:span></text:span><text:span text:style-name="Strong_20_Emphasis"><text:span text:style-name="T12"> (then a relational database is probably more convenient then a nosql database since both are not possible on a nosql databse unless you use really a lot of Inverted indexes. When you do use nosql you would have to do the aggregate functions in code or store them seperatly in its own columnfamily but this makes it all quite complex and reduces the performance that you gained by using nosql).</text:span></text:span></text:p>
            </text:list-item>
            <text:list-item>
              <text:p text:style-name="P18"><text:span text:style-name="Strong_20_Emphasis"><text:span text:style-name="T14">If you need strict </text:span></text:span><text:span text:style-name="Strong_20_Emphasis"><text:span text:style-name="T15">SQL</text:span></text:span><text:span text:style-name="Strong_20_Emphasis"><text:span text:style-name="T14"> semantics and need support for SQL queries, choose another solution such as MySQL, PostGres, or </text:span></text:span><text:span text:style-name="Strong_20_Emphasis"><text:span text:style-name="T45">combine use of Cassandra with Solr</text:span></text:span><text:span text:style-name="Strong_20_Emphasis"><text:span text:style-name="T14">.</text:span></text:span></text:p>
            </text:list-item>
            <text:list-item>
              <text:p text:style-name="P18"><text:span text:style-name="Strong_20_Emphasis"><text:span text:style-name="T12">Lack of join support via cassandra limits it's usage too, unless suitable other apps are used with it. On that note, so do lacking trigger functions, foreign keys etc.</text:span></text:span></text:p>
            </text:list-item>
            <text:list-item>
              <text:p text:style-name="P8"><text:span text:style-name="Strong_20_Emphasis"><text:span text:style-name="T6">Heavy single query vs. gazillion light query</text:span></text:span><text:span text:style-name="Strong_20_Emphasis"><text:span text:style-name="T12"> load is another point to consider. </text:span></text:span><text:span text:style-name="Strong_20_Emphasis"><text:span text:style-name="T13">If your load is expected to be that of very many small queries, and you want to be able to easily scale out, you could take advantage of eventual consistency that is offered by most NoSql DBs. Note that eventual consistency is not really a feature of a non-relational data model, but it is much easier to implement and to set up in a NoSql-based system.</text:span></text:span></text:p>
              <text:p text:style-name="P19"><text:span text:style-name="Strong_20_Emphasis"><text:span text:style-name="T13">For a single, very heavy query, any modern RDBMS engine can do a decent job parallelizing parts of the query and take advantage of as much CPU and memory you throw at it (on a single machine). </text:span></text:span><text:span text:style-name="Strong_20_Emphasis"><text:span text:style-name="T55">NoSql databases don't have enough information about the structure of the data to be able to make assumptions that will allow truly intelligent parallelization of a big query.</text:span></text:span><text:span text:style-name="Strong_20_Emphasis"><text:span text:style-name="T13"> They do allow you to easily scale out more servers (or cores) but once the query hits a complexity level you are basically forced to split it apart manually to parts that the NoSql engine knows how to deal with intelligently.</text:span></text:span></text:p>
            </text:list-item>
            <text:list-item>
              <text:p text:style-name="P19"><text:span text:style-name="Strong_20_Emphasis"><text:span text:style-name="T8">One of the key restrictions of Cassandra is that it </text:span></text:span><text:span text:style-name="Strong_20_Emphasis"><text:span text:style-name="T44">does not support group by or aggregation by columns</text:span></text:span><text:span text:style-name="Strong_20_Emphasis"><text:span text:style-name="T8">. Another key restriction is that you can </text:span></text:span><text:span text:style-name="Strong_20_Emphasis"><text:span text:style-name="T44">query only based on the key columns</text:span></text:span><text:span text:style-name="Strong_20_Emphasis"><text:span text:style-name="T8">. So it cannot be used as a general purpose database.</text:span></text:span></text:p>
            </text:list-item>
          </text:list>
        </text:list-item>
        <text:list-item>
          <text:p text:style-name="P8"><text:span text:style-name="Strong_20_Emphasis"><text:span text:style-name="T45">Drawbacks of Cassandra:</text:span></text:span></text:p>
          <text:list>
            <text:list-item>
              <text:p text:style-name="P8"><text:span text:style-name="Strong_20_Emphasis"><text:span text:style-name="T14">It does not support complete transaction management across the tables.</text:span></text:span></text:p>
            </text:list-item>
            <text:list-item>
              <text:p text:style-name="P8"><text:soft-page-break/><text:span text:style-name="Strong_20_Emphasis"><text:span text:style-name="T14">Secondary Index not supported.</text:span></text:span></text:p>
            </text:list-item>
            <text:list-item>
              <text:p text:style-name="P8"><text:span text:style-name="Strong_20_Emphasis"><text:span text:style-name="T14">Have to rely on Elastic search / Solr for Secondary index and the custom sync component has to be written.</text:span></text:span></text:p>
            </text:list-item>
            <text:list-item>
              <text:p text:style-name="P8"><text:span text:style-name="Strong_20_Emphasis"><text:span text:style-name="T14">Not ACID compliant system.</text:span></text:span></text:p>
            </text:list-item>
            <text:list-item>
              <text:p text:style-name="P8"><text:span text:style-name="Strong_20_Emphasis"><text:span text:style-name="T14">Query support is limited.</text:span></text:span></text:p>
            </text:list-item>
          </text:list>
        </text:list-item>
        <text:list-item>
          <text:p text:style-name="P20"><text:span text:style-name="Strong_20_Emphasis"><text:span text:style-name="T8">With Cassandra you can achieve </text:span></text:span><text:span text:style-name="Strong_20_Emphasis"><text:span text:style-name="T41">super fast writes and reads</text:span></text:span><text:span text:style-name="Strong_20_Emphasis"><text:span text:style-name="T8"> in a distributed high available ecosphere, if you </text:span></text:span><text:span text:style-name="Strong_20_Emphasis"><text:span text:style-name="T41">use it the correct way</text:span></text:span><text:span text:style-name="Strong_20_Emphasis"><text:span text:style-name="T8">. The drawback is, your data should never change! </text:span></text:span><text:span text:style-name="Strong_20_Emphasis"><text:span text:style-name="T41">Cassandra can update and delete data but it is not designed to do so.</text:span></text:span><text:span text:style-name="Strong_20_Emphasis"><text:span text:style-name="T8"> (This is because no matter what, </text:span></text:span><text:span text:style-name="Strong_20_Emphasis"><text:span text:style-name="T41">Create, Update, Delete is all the same</text:span></text:span><text:span text:style-name="Strong_20_Emphasis"><text:span text:style-name="T8"> in a distributed system like Cassandra.)</text:span></text:span></text:p>
          <text:p text:style-name="P21"><text:span text:style-name="Strong_20_Emphasis"><text:span text:style-name="T8"><text:s text:c="13"/>So what’s the main purpose? You can do stuff like writing </text:span></text:span><text:span text:style-name="Strong_20_Emphasis"><text:span text:style-name="T41">time based log’s of activities, sensor data, error logging etc.</text:span></text:span><text:span text:style-name="Strong_20_Emphasis"><text:span text:style-name="T8"> You design your schemas the way you want to query data later. After that you just throw in data, decent amounts of data. If you want to update or delete a lot of objects you should not build on Cassandra. Updates and Deletes lead to massive creation of tombstones which will lead to massive garbage collecting. This will decrease performance, especially for reads.</text:span></text:span></text:p>
          <text:p text:style-name="P22"><text:span text:style-name="Strong_20_Emphasis"><text:span text:style-name="T8"><text:s text:c="11"/></text:span></text:span><text:span text:style-name="Strong_20_Emphasis"><text:span text:style-name="T22">A</text:span></text:span><text:span text:style-name="Strong_20_Emphasis"><text:span text:style-name="T8">nother important thing </text:span></text:span><text:span text:style-name="Strong_20_Emphasis"><text:span text:style-name="T22">is, a</text:span></text:span><text:span text:style-name="Strong_20_Emphasis"><text:span text:style-name="T8">t some point Cassandra came with some new features, e.g. “</text:span></text:span><text:span text:style-name="Strong_20_Emphasis"><text:span text:style-name="T41">lightweight transactions</text:span></text:span><text:span text:style-name="Strong_20_Emphasis"><text:span text:style-name="T8">”. This sounds like a great tool at first but comes with a huge tradeoff. Think of something like “INSERT … IF NOT EXISTS” in a 100 node cluster with a quorum of 5 or so. This means your call will go round to 5 servers to check if any of them has a value. </text:span></text:span><text:span text:style-name="Strong_20_Emphasis"><text:span text:style-name="T41">This is the anti-pattern per se</text:span></text:span><text:span text:style-name="Strong_20_Emphasis"><text:span text:style-name="T8">. Do not use this functionality! There’s SQL for such things. I</text:span></text:span><text:span text:style-name="Strong_20_Emphasis"><text:span text:style-name="T23">ts difficult to under</text:span></text:span><text:span text:style-name="Strong_20_Emphasis"><text:span text:style-name="T8">stand why they put time into developing this..</text:span></text:span></text:p>
        </text:list-item>
        <text:list-item>
          <text:p text:style-name="P23"><text:span text:style-name="Strong_20_Emphasis"><text:span text:style-name="T47">Some of the popular use cases of cassandra:</text:span></text:span></text:p>
          <text:list>
            <text:list-item>
              <text:p text:style-name="P23"><text:span text:style-name="Strong_20_Emphasis"><text:span text:style-name="T8">Cassandra </text:span></text:span><text:span text:style-name="Strong_20_Emphasis"><text:span text:style-name="T24">is a good choice</text:span></text:span><text:span text:style-name="Strong_20_Emphasis"><text:span text:style-name="T8"> for telecom </text:span></text:span><text:span text:style-name="Strong_20_Emphasis"><text:span text:style-name="T24">or similar</text:span></text:span><text:span text:style-name="Strong_20_Emphasis"><text:span text:style-name="T8"> projects where </text:span></text:span><text:span text:style-name="Strong_20_Emphasis"><text:span text:style-name="T24">they</text:span></text:span><text:span text:style-name="Strong_20_Emphasis"><text:span text:style-name="T8"> get thousands of CDR records every second. A real time data architecture can include Kafka-Storm-Cassandra.</text:span></text:span></text:p>
            </text:list-item>
            <text:list-item>
              <text:p text:style-name="P23"><text:span text:style-name="Strong_20_Emphasis"><text:span text:style-name="T25">Another</text:span></text:span><text:span text:style-name="Strong_20_Emphasis"><text:span text:style-name="T8"> good applications of </text:span></text:span><text:a xlink:type="simple" xlink:href="https://www.quora.com/topic/Cassandra-database" text:style-name="Internet_20_link" text:visited-style-name="Visited_20_Internet_20_Link"><text:span text:style-name="Strong_20_Emphasis">Cassandra</text:span></text:a><text:span text:style-name="Strong_20_Emphasis"><text:span text:style-name="T8"> is data ingestion from </text:span></text:span><text:a xlink:type="simple" xlink:href="https://www.quora.com/topic/Internet-of-Things-IoT-1" text:style-name="Internet_20_link" text:visited-style-name="Visited_20_Internet_20_Link"><text:span text:style-name="Strong_20_Emphasis">Internet of Things (IoT)</text:span></text:a><text:span text:style-name="Strong_20_Emphasis"><text:span text:style-name="T8"> devices.</text:span></text:span></text:p>
            </text:list-item>
            <text:list-item>
              <text:p text:style-name="P23"><text:span text:style-name="Strong_20_Emphasis"><text:span text:style-name="T26">Another</text:span></text:span><text:span text:style-name="Strong_20_Emphasis"><text:span text:style-name="T8"> common example is to use Cassandra for logs. Logs have a high volume of writes so having better performance for writes is ideal.</text:span></text:span></text:p>
            </text:list-item>
          </text:list>
        </text:list-item>
        <text:list-item>
          <text:p text:style-name="P24"><text:span text:style-name="Strong_20_Emphasis"><text:span text:style-name="T61">Different types of keys in Cassandra:</text:span></text:span></text:p>
          <text:p text:style-name="P25"><text:a xlink:type="simple" xlink:href="https://stackoverflow.com/questions/24949676/difference-between-partition-key-composite-key-and-clustering-key-in-cassandra" text:style-name="Internet_20_link" text:visited-style-name="Visited_20_Internet_20_Link"><text:span text:style-name="Strong_20_Emphasis"><text:span text:style-name="T59">https://stackoverflow.com/questions/24949676/difference-between-partition-key-composite-key-and-clustering-key-in-cassandra</text:span></text:span></text:a></text:p>
        </text:list-item>
        <text:list-item>
          <text:p text:style-name="P24"><text:span text:style-name="Strong_20_Emphasis"><text:span text:style-name="T48">Cassandra with </text:span></text:span><text:span text:style-name="Strong_20_Emphasis"><text:span text:style-name="T49">differently structured</text:span></text:span><text:span text:style-name="Strong_20_Emphasis"><text:span text:style-name="T48"> data:</text:span></text:span></text:p>
          <text:list>
            <text:list-item>
              <text:p text:style-name="P26"><text:span text:style-name="Strong_20_Emphasis"><text:span text:style-name="T29">Cassandra can at best be searchable for semi-structured data. That too via use of clustering keys and secondary indexes. Clustering keys is definitely an efficient way for searching semi-structured data.</text:span></text:span></text:p>
            </text:list-item>
            <text:list-item>
              <text:p text:style-name="P27"><text:span text:style-name="Strong_20_Emphasis"><text:span text:style-name="T29">Searching secondary indexed data without specifying the partition key is not efficient. There a few solutions which help help here namely DSE Search(Solr with Cassandr) and Stargate. Both of these solutions </text:span></text:span><text:span text:style-name="Strong_20_Emphasis"><text:span text:style-name="T48">may also help in case</text:span></text:span><text:span text:style-name="Strong_20_Emphasis"><text:span text:style-name="T29"> one of the columns is unstructured text.</text:span></text:span></text:p>
            </text:list-item>
            <text:list-item>
              <text:p text:style-name="P27"><text:span text:style-name="Strong_20_Emphasis"><text:span text:style-name="T29">Unstructured means that you have a schema-less column family. Each row has (obviously) a row-key. But the rest of each row can contain arbitrary key/value pairs - even the data types do not need to match between rows. </text:span></text:span><text:span text:style-name="Strong_20_Emphasis"><text:span text:style-name="T30">And i</text:span></text:span><text:span text:style-name="Strong_20_Emphasis"><text:span text:style-name="T29">t isn't a great idea to do unstructured data with Cassandra as it may not be searchable without a key.</text:span></text:span></text:p>
            </text:list-item>
          </text:list>
        </text:list-item>
        <text:list-item>
          <text:p text:style-name="P28"><text:span text:style-name="Strong_20_Emphasis"><text:span text:style-name="T2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4-24T03:49:50.873291247</dc:date>
    <meta:editing-cycles>2550</meta:editing-cycles>
    <meta:editing-duration>P23DT14H51M42S</meta:editing-duration>
    <meta:generator>LibreOffice/5.1.6.2$Linux_X86_64 LibreOffice_project/10m0$Build-2</meta:generator>
    <meta:document-statistic meta:table-count="0" meta:image-count="0" meta:object-count="0" meta:page-count="3" meta:paragraph-count="63" meta:word-count="1777" meta:character-count="10507" meta:non-whitespace-character-count="88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